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fo:font-size="12pt" fo:font-weight="normal" officeooo:rsid="001fbeab" officeooo:paragraph-rsid="001fbeab" style:font-size-asian="12pt" style:font-weight-asian="normal" style:font-size-complex="12pt" style:font-weight-complex="normal"/>
    </style:style>
    <style:style style:name="P2" style:family="paragraph" style:parent-style-name="Standard">
      <style:text-properties style:font-name="FreeMono" fo:font-size="12pt" fo:font-weight="normal" officeooo:rsid="001fdefe" officeooo:paragraph-rsid="001fdefe" style:font-size-asian="12pt" style:font-weight-asian="normal" style:font-size-complex="12pt" style:font-weight-complex="normal"/>
    </style:style>
    <style:style style:name="P3" style:family="paragraph" style:parent-style-name="Standard" style:list-style-name="L1">
      <style:text-properties style:font-name="FreeMono" fo:font-size="12pt" fo:font-weight="normal" officeooo:rsid="001fdefe" officeooo:paragraph-rsid="001fdefe" style:font-size-asian="12pt" style:font-weight-asian="normal" style:font-size-complex="12pt" style:font-weight-complex="normal"/>
    </style:style>
    <style:style style:name="P4" style:family="paragraph" style:parent-style-name="Standard">
      <style:text-properties style:font-name="FreeMono" fo:font-size="12pt" fo:font-weight="normal" officeooo:rsid="0021e4be" officeooo:paragraph-rsid="0021e4be" style:font-size-asian="12pt" style:font-weight-asian="normal" style:font-size-complex="12pt" style:font-weight-complex="normal"/>
    </style:style>
    <style:style style:name="P5" style:family="paragraph" style:parent-style-name="Standard">
      <style:text-properties style:font-name="FreeMono" fo:font-size="12pt" fo:font-weight="normal" officeooo:rsid="0006cd57" officeooo:paragraph-rsid="00232915" style:font-size-asian="12pt" style:font-weight-asian="normal" style:font-size-complex="12pt" style:font-weight-complex="normal"/>
    </style:style>
    <style:style style:name="P6" style:family="paragraph" style:parent-style-name="Standard">
      <style:text-properties style:font-name="FreeMono" fo:font-size="12pt" fo:font-weight="normal" officeooo:paragraph-rsid="0028466e" style:font-size-asian="12pt" style:font-weight-asian="normal" style:font-size-complex="12pt" style:font-weight-complex="normal"/>
    </style:style>
    <style:style style:name="P7" style:family="paragraph" style:parent-style-name="Standard">
      <style:text-properties style:font-name="FreeMono" fo:font-size="12pt" fo:font-weight="normal" officeooo:rsid="002c2783" officeooo:paragraph-rsid="002c2783" style:font-size-asian="12pt" style:font-weight-asian="normal" style:font-size-complex="12pt" style:font-weight-complex="normal"/>
    </style:style>
    <style:style style:name="P8" style:family="paragraph" style:parent-style-name="Standard">
      <style:text-properties style:font-name="FreeMono" fo:font-size="12pt" fo:font-weight="normal" officeooo:rsid="00327898" officeooo:paragraph-rsid="00327898" style:font-size-asian="12pt" style:font-weight-asian="normal" style:font-size-complex="12pt" style:font-weight-complex="normal"/>
    </style:style>
    <style:style style:name="P9" style:family="paragraph" style:parent-style-name="Standard">
      <style:text-properties style:font-name="FreeMono" fo:font-size="12pt" fo:font-weight="normal" officeooo:rsid="00327898" officeooo:paragraph-rsid="00343076" style:font-size-asian="12pt" style:font-weight-asian="normal" style:font-size-complex="12pt" style:font-weight-complex="normal"/>
    </style:style>
    <style:style style:name="P10" style:family="paragraph" style:parent-style-name="Standard">
      <style:text-properties style:font-name="FreeMono" fo:font-size="12pt" fo:font-weight="normal" officeooo:rsid="00327898" officeooo:paragraph-rsid="003eb003" style:font-size-asian="12pt" style:font-weight-asian="normal" style:font-size-complex="12pt" style:font-weight-complex="normal"/>
    </style:style>
    <style:style style:name="P11" style:family="paragraph" style:parent-style-name="Standard">
      <style:text-properties style:font-name="FreeMono" fo:font-size="12pt" fo:font-weight="normal" officeooo:rsid="00361bfe" officeooo:paragraph-rsid="00361bfe" style:font-size-asian="12pt" style:font-weight-asian="normal" style:font-size-complex="12pt" style:font-weight-complex="normal"/>
    </style:style>
    <style:style style:name="P12" style:family="paragraph" style:parent-style-name="Standard">
      <style:text-properties style:font-name="FreeMono" fo:font-size="12pt" fo:font-weight="normal" officeooo:rsid="00361bfe" officeooo:paragraph-rsid="003eb003" style:font-size-asian="12pt" style:font-weight-asian="normal" style:font-size-complex="12pt" style:font-weight-complex="normal"/>
    </style:style>
    <style:style style:name="P13" style:family="paragraph" style:parent-style-name="Standard">
      <style:text-properties style:font-name="FreeMono" fo:font-size="12pt" fo:font-weight="normal" officeooo:rsid="00361bfe" officeooo:paragraph-rsid="00408f33" style:font-size-asian="12pt" style:font-weight-asian="normal" style:font-size-complex="12pt" style:font-weight-complex="normal"/>
    </style:style>
    <style:style style:name="P14" style:family="paragraph" style:parent-style-name="Standard">
      <style:text-properties style:font-name="FreeMono" fo:font-size="12pt" fo:font-weight="normal" officeooo:rsid="00361bfe" officeooo:paragraph-rsid="0040c8e2" style:font-size-asian="12pt" style:font-weight-asian="normal" style:font-size-complex="12pt" style:font-weight-complex="normal"/>
    </style:style>
    <style:style style:name="P15" style:family="paragraph" style:parent-style-name="Standard">
      <style:text-properties style:font-name="FreeMono" fo:font-size="12pt" fo:font-weight="normal" officeooo:rsid="00361bfe" officeooo:paragraph-rsid="004408b9" style:font-size-asian="12pt" style:font-weight-asian="normal" style:font-size-complex="12pt" style:font-weight-complex="normal"/>
    </style:style>
    <style:style style:name="P16" style:family="paragraph" style:parent-style-name="Standard">
      <style:text-properties style:font-name="FreeMono" fo:font-size="12pt" fo:font-weight="normal" officeooo:rsid="00361bfe" officeooo:paragraph-rsid="004d67a0" style:font-size-asian="12pt" style:font-weight-asian="normal" style:font-size-complex="12pt" style:font-weight-complex="normal"/>
    </style:style>
    <style:style style:name="P17" style:family="paragraph" style:parent-style-name="Standard">
      <style:text-properties style:font-name="FreeMono" fo:font-size="12pt" fo:font-weight="normal" officeooo:rsid="004a0cc1" officeooo:paragraph-rsid="004a0cc1" style:font-size-asian="12pt" style:font-weight-asian="normal" style:font-size-complex="12pt" style:font-weight-complex="normal"/>
    </style:style>
    <style:style style:name="P18" style:family="paragraph" style:parent-style-name="Standard">
      <style:text-properties style:font-name="FreeMono" officeooo:rsid="00037a2f" officeooo:paragraph-rsid="00232915"/>
    </style:style>
    <style:style style:name="P19" style:family="paragraph" style:parent-style-name="Standard">
      <style:text-properties style:font-name="FreeMono" officeooo:rsid="000552ee" officeooo:paragraph-rsid="00232915"/>
    </style:style>
    <style:style style:name="P20" style:family="paragraph" style:parent-style-name="Standard">
      <style:text-properties style:font-name="FreeMono" officeooo:rsid="0028466e" officeooo:paragraph-rsid="0028466e"/>
    </style:style>
    <style:style style:name="P21" style:family="paragraph" style:parent-style-name="Standard">
      <style:text-properties style:font-name="FreeMono" officeooo:rsid="002999cb" officeooo:paragraph-rsid="002999cb"/>
    </style:style>
    <style:style style:name="P22" style:family="paragraph" style:parent-style-name="Standard">
      <style:text-properties style:font-name="FreeMono" officeooo:rsid="002b5c4b" officeooo:paragraph-rsid="002b5c4b"/>
    </style:style>
    <style:style style:name="P23" style:family="paragraph" style:parent-style-name="Standard">
      <style:text-properties style:font-name="FreeMono" officeooo:rsid="002c2783" officeooo:paragraph-rsid="002f1db8"/>
    </style:style>
    <style:style style:name="P2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FreeMono" fo:font-size="12pt" fo:font-weight="normal" officeooo:rsid="00327898" officeooo:paragraph-rsid="00343076" style:font-size-asian="12pt" style:font-weight-asian="normal" style:font-size-complex="12pt" style:font-weight-complex="normal"/>
    </style:style>
    <style:style style:name="P25" style:family="paragraph" style:parent-style-name="Standard">
      <style:paragraph-properties fo:text-align="center" style:justify-single-word="false" fo:break-before="page"/>
      <style:text-properties style:font-name="FreeMono" fo:font-size="12pt" fo:font-weight="bold" officeooo:rsid="001fdefe" officeooo:paragraph-rsid="001fdefe" style:font-size-asian="12pt" style:font-weight-asian="bold" style:font-size-complex="12pt" style:font-weight-complex="bold"/>
    </style:style>
    <style:style style:name="P26" style:family="paragraph" style:parent-style-name="Standard">
      <style:paragraph-properties fo:text-align="center" style:justify-single-word="false" fo:break-before="page"/>
      <style:text-properties style:font-name="FreeMono" fo:font-size="12pt" fo:font-weight="bold" officeooo:rsid="0021e4be" officeooo:paragraph-rsid="0021e4be" style:font-size-asian="12pt" style:font-weight-asian="bold" style:font-size-complex="12pt" style:font-weight-complex="bold"/>
    </style:style>
    <style:style style:name="P27" style:family="paragraph" style:parent-style-name="Standard">
      <loext:graphic-properties draw:fill="none"/>
      <style:paragraph-properties fo:margin-left="0in" fo:margin-right="0in" fo:text-indent="0in" style:auto-text-indent="false" fo:background-color="transparent"/>
      <style:text-properties style:font-name="FreeMono" fo:font-size="12pt" fo:font-weight="normal" officeooo:rsid="00361bfe" officeooo:paragraph-rsid="00361bfe"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FreeMono" fo:font-size="12pt" fo:font-weight="normal" officeooo:rsid="00361bfe" officeooo:paragraph-rsid="003eb003" style:font-size-asian="12pt" style:font-weight-asian="normal" style:font-size-complex="12pt" style:font-weight-complex="normal"/>
    </style:style>
    <style:style style:name="P29" style:family="paragraph" style:parent-style-name="Standard">
      <loext:graphic-properties draw:fill="none"/>
      <style:paragraph-properties fo:margin-left="0.25in" fo:margin-right="0in" fo:text-indent="0in" style:auto-text-indent="false" fo:background-color="transparent"/>
      <style:text-properties style:font-name="FreeMono" fo:font-size="12pt" fo:font-weight="normal" officeooo:rsid="00361bfe" officeooo:paragraph-rsid="00361bfe" style:font-size-asian="12pt" style:font-weight-asian="normal" style:font-size-complex="12pt" style:font-weight-complex="normal"/>
    </style:style>
    <style:style style:name="P30" style:family="paragraph" style:parent-style-name="Standard">
      <loext:graphic-properties draw:fill="none"/>
      <style:paragraph-properties fo:margin-left="0.25in" fo:margin-right="0in" fo:text-indent="0in" style:auto-text-indent="false" fo:background-color="transparent"/>
      <style:text-properties style:font-name="FreeMono" fo:font-size="12pt" fo:font-weight="normal" officeooo:rsid="00327898" officeooo:paragraph-rsid="00327898" style:font-size-asian="12pt" style:font-weight-asian="normal" style:font-size-complex="12pt" style:font-weight-complex="normal"/>
    </style:style>
    <style:style style:name="P31"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FreeMono" fo:font-size="12pt" fo:font-weight="normal" officeooo:rsid="00327898" officeooo:paragraph-rsid="003eb003" style:font-size-asian="12pt" style:font-weight-asian="normal" style:font-size-complex="12pt" style:font-weight-complex="normal"/>
    </style:style>
    <style:style style:name="P32"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FreeMono" fo:font-size="12pt" fo:font-weight="normal" officeooo:rsid="00361bfe" officeooo:paragraph-rsid="00408f33" style:font-size-asian="12pt" style:font-weight-asian="normal" style:font-size-complex="12pt" style:font-weight-complex="normal"/>
    </style:style>
    <style:style style:name="P33"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FreeMono" fo:font-size="12pt" fo:font-weight="normal" officeooo:rsid="00361bfe" officeooo:paragraph-rsid="0040c8e2"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FreeMono" fo:font-size="12pt" fo:font-weight="normal" officeooo:rsid="00361bfe" officeooo:paragraph-rsid="0040c8e2"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0552ee" style:font-style-asian="italic" style:font-style-complex="italic"/>
    </style:style>
    <style:style style:name="T3" style:family="text">
      <style:text-properties fo:font-style="italic" officeooo:rsid="0006cd57" style:font-style-asian="italic" style:font-style-complex="italic"/>
    </style:style>
    <style:style style:name="T4" style:family="text">
      <style:text-properties fo:font-style="italic" officeooo:rsid="00097e6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97e62" style:font-style-asian="normal" style:font-style-complex="normal"/>
    </style:style>
    <style:style style:name="T7" style:family="text">
      <style:text-properties officeooo:rsid="0020cd0e"/>
    </style:style>
    <style:style style:name="T8" style:family="text">
      <style:text-properties fo:font-variant="normal" fo:text-transform="none" fo:color="#222222" fo:letter-spacing="normal" fo:font-style="normal"/>
    </style:style>
    <style:style style:name="T9" style:family="text">
      <style:text-properties fo:font-variant="normal" fo:text-transform="none" fo:color="#222222" fo:letter-spacing="normal" fo:font-style="normal" officeooo:rsid="0020cd0e"/>
    </style:style>
    <style:style style:name="T10" style:family="text">
      <style:text-properties fo:font-variant="normal" fo:text-transform="none" fo:color="#222222" fo:letter-spacing="normal" fo:font-style="normal" officeooo:rsid="00343076"/>
    </style:style>
    <style:style style:name="T11" style:family="text">
      <style:text-properties fo:font-variant="normal" fo:text-transform="none" fo:color="#222222" fo:letter-spacing="normal" fo:font-style="normal" officeooo:rsid="00357215"/>
    </style:style>
    <style:style style:name="T12" style:family="text">
      <style:text-properties fo:font-variant="normal" fo:text-transform="none" fo:color="#222222" fo:letter-spacing="normal" fo:font-style="normal" fo:font-weight="bold" style:font-weight-asian="bold" style:font-weight-complex="bold"/>
    </style:style>
    <style:style style:name="T13" style:family="text">
      <style:text-properties fo:font-variant="normal" fo:text-transform="none" fo:color="#222222" fo:letter-spacing="normal" fo:font-style="normal" fo:font-weight="bold" officeooo:rsid="00357215" style:font-weight-asian="bold" style:font-weight-complex="bold"/>
    </style:style>
    <style:style style:name="T14" style:family="text">
      <style:text-properties fo:font-variant="normal" fo:text-transform="none" fo:color="#222222" fo:letter-spacing="normal" fo:font-style="normal" officeooo:rsid="003983bf"/>
    </style:style>
    <style:style style:name="T15" style:family="text">
      <style:text-properties fo:font-variant="normal" fo:text-transform="none" fo:color="#222222" fo:letter-spacing="normal" fo:font-style="normal" officeooo:rsid="003c7838"/>
    </style:style>
    <style:style style:name="T16" style:family="text">
      <style:text-properties fo:font-variant="normal" fo:text-transform="none" fo:color="#222222" fo:letter-spacing="normal" fo:font-style="normal" officeooo:rsid="003eb003"/>
    </style:style>
    <style:style style:name="T17" style:family="text">
      <style:text-properties fo:font-variant="normal" fo:text-transform="none" fo:color="#222222" fo:letter-spacing="normal" fo:font-style="normal" officeooo:rsid="004408b9"/>
    </style:style>
    <style:style style:name="T18" style:family="text">
      <style:text-properties fo:font-variant="normal" fo:text-transform="none" fo:color="#222222" fo:letter-spacing="normal" fo:font-style="normal" officeooo:rsid="0044a303"/>
    </style:style>
    <style:style style:name="T19" style:family="text">
      <style:text-properties fo:font-variant="normal" fo:text-transform="none" fo:color="#222222" fo:letter-spacing="normal" fo:font-style="normal" officeooo:rsid="0047da1b"/>
    </style:style>
    <style:style style:name="T20" style:family="text">
      <style:text-properties fo:font-variant="normal" fo:text-transform="none" fo:color="#222222" fo:letter-spacing="normal" fo:font-style="normal" officeooo:rsid="004bcced"/>
    </style:style>
    <style:style style:name="T21" style:family="text">
      <style:text-properties fo:font-variant="normal" fo:text-transform="none" fo:color="#222222" fo:letter-spacing="normal" fo:font-style="normal" officeooo:rsid="004ce3a8"/>
    </style:style>
    <style:style style:name="T22" style:family="text">
      <style:text-properties fo:font-variant="normal" fo:text-transform="none" fo:color="#222222" fo:letter-spacing="normal" fo:font-style="normal" officeooo:rsid="004d67a0"/>
    </style:style>
    <style:style style:name="T23" style:family="text">
      <style:text-properties fo:font-variant="normal" fo:text-transform="none" fo:color="#222222" fo:letter-spacing="normal" fo:font-style="normal" officeooo:rsid="004eeab0"/>
    </style:style>
    <style:style style:name="T24" style:family="text">
      <style:text-properties fo:font-variant="normal" fo:text-transform="none" fo:color="#222222" fo:letter-spacing="normal" fo:font-style="normal" officeooo:rsid="004facc7"/>
    </style:style>
    <style:style style:name="T25" style:family="text">
      <style:text-properties fo:font-variant="normal" fo:text-transform="none" fo:color="#222222" fo:letter-spacing="normal" fo:font-style="normal" officeooo:rsid="004facc7" style:font-style-asian="normal" style:font-style-complex="normal"/>
    </style:style>
    <style:style style:name="T26"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222222" fo:font-size="12pt" fo:letter-spacing="normal" fo:font-style="normal" fo:font-weight="normal" officeooo:rsid="0020cd0e" style:font-size-asian="12pt" style:font-weight-asian="normal" style:font-size-complex="12pt" style:font-weight-complex="normal"/>
    </style:style>
    <style:style style:name="T28" style:family="text">
      <style:text-properties fo:font-variant="normal" fo:text-transform="none" fo:color="#222222" fo:font-size="12pt" fo:letter-spacing="normal" fo:font-style="normal" fo:font-weight="normal" officeooo:rsid="002d2036" style:font-size-asian="12pt" style:font-weight-asian="normal" style:font-size-complex="12pt" style:font-weight-complex="normal"/>
    </style:style>
    <style:style style:name="T29" style:family="text">
      <style:text-properties fo:font-variant="normal" fo:text-transform="none" fo:color="#222222" fo:font-size="12pt" fo:letter-spacing="normal" fo:font-style="normal" fo:font-weight="normal" officeooo:rsid="002f1db8" style:font-size-asian="12pt" style:font-weight-asian="normal" style:font-size-complex="12pt" style:font-weight-complex="normal"/>
    </style:style>
    <style:style style:name="T30" style:family="text">
      <style:text-properties officeooo:rsid="002d2036"/>
    </style:style>
    <style:style style:name="T31" style:family="text">
      <style:text-properties officeooo:rsid="00343076"/>
    </style:style>
    <style:style style:name="T3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Interview Assignment</text:p>
      <text:p text:style-name="P1">GS200</text:p>
      <text:p text:style-name="P1"/>
      <text:p text:style-name="P6"><text:span text:style-name="T7">Interviewee - </text:span><text:span text:style-name="T9">Vaidyanath</text:span><text:span text:style-name="T8"> Areyur Shanthakumar</text:span></text:p>
      <text:p text:style-name="P1"/>
      <text:p text:style-name="P8"><text:span text:style-name="T32">Q1.</text:span> Who else in your family lives or travels abroad? Are you the first member of your family to live in another country?</text:p>
      <text:p text:style-name="P8"/>
      <text:p text:style-name="P10"><text:span text:style-name="T32">Answer:</text:span> </text:p>
      <text:p text:style-name="P31">Technically I was the first person in my family to travel abroad. But, soon after I did, my sister unexpectedly had to travel here for work and she currently lives in the USA.</text:p>
      <text:p text:style-name="P30"/>
      <text:p text:style-name="P24"><text:tab/><text:span text:style-name="T31">Unfortunately, I only realized after receiving this answer that there were several additional questions which should be asked here. <text:s/></text:span><text:span text:style-name="T9">Vaidyanath</text:span><text:span text:style-name="T10"> is very well situated; he speaks English fluently, and understands the minutiae of American social aspects. </text:span><text:span text:style-name="T11">Does his general education before UAH include English or other courses which prepared him? What did he do or study on his own before traveling? I didn't even think to ask what the formal requirements for becoming a student here were. In any event, he was the first from his family to live in the United States, and was well prepared.</text:span></text:p>
      <text:p text:style-name="P9"><text:span text:style-name="T11"/></text:p>
      <text:p text:style-name="P11"><text:span text:style-name="T13">Q2:</text:span><text:span text:style-name="T11"> How does the education system in your home country compare or differ to the one here? What was your motivation for attending school at UAH?</text:span></text:p>
      <text:p text:style-name="P11"><text:span text:style-name="T11"/></text:p>
      <text:p text:style-name="P12"><text:span text:style-name="T13">Answer:</text:span><text:span text:style-name="T11"> </text:span></text:p>
      <text:p text:style-name="P28"><text:span text:style-name="T11">There are a lot of differences if I compare the education system in India and the one here. India's literacy rate is below the world's average literacy rate.</text:span></text:p>
      <text:p text:style-name="P29"><text:span text:style-name="T11">Though India has a lot of good schools and colleges, they are not uniformly spread across the country due to difference in governance system of the states. It is very apparent that</text:span></text:p>
      <text:p text:style-name="P29"><text:span text:style-name="T11">few states have a lot of schools and colleges while others have hardly few which cannot accomodate the number of students from that state wanting to go to a college. However, schools</text:span></text:p>
      <text:p text:style-name="P29"><text:span text:style-name="T11">are quite evenly spread and one can get access to elementary school education in any corner of the country quite easily. These are the schools that are run by the government providing</text:span></text:p>
      <text:p text:style-name="P29"><text:span text:style-name="T11">free education. <text:s/>But as you go to higher grades, the schools are unevenly distributed geographically. This was about basic education scenario.</text:span></text:p>
      <text:p text:style-name="P29"><text:span text:style-name="T11"/></text:p>
      <text:p text:style-name="P29"><text:span text:style-name="T11">Speaking of the education "system", i.e., the way things are taught in school. I am emphasising on this because there is not much difference in the matter that is taught in India and </text:span></text:p>
      <text:p text:style-name="P29"><text:span text:style-name="T11">here. Infact, our education system pushes us to learn quite more things in a certain grade compared to here. For example, something which is studied in 10th grade here may be</text:span></text:p>
      <text:p text:style-name="P29"><text:span text:style-name="T11">introduced in 8th grade in a standard education system in India. Apart from this, there is not much difference in what we learn. But since India's population density is nearly 12 times</text:span></text:p>
      <text:p text:style-name="P29"><text:soft-page-break/><text:span text:style-name="T11">that of the USA and relatively lesser number of schools, you can find a lot of students in a single class. I come from a small town in south India. When I was in school, there were </text:span></text:p>
      <text:p text:style-name="P29"><text:span text:style-name="T11">around 80 students in my class and we had 3 sections of 80 each in the same grade. Most of the times all we study is theory because teaching things practically for so many students </text:span></text:p>
      <text:p text:style-name="P29"><text:span text:style-name="T11">costs a lot. What I mean from this is be it a science experiment, a math model or anything that can be better understood practically is le</text:span><text:span text:style-name="T8">arnt only theoretically. This is what something</text:span></text:p>
      <text:p text:style-name="P29"><text:span text:style-name="T8">I don't like. <text:s/>Also one more thing what I don't like but inevitable is students are scaled for knowledge purely based on a final exam grade that is given at the end of every academic </text:span></text:p>
      <text:p text:style-name="P29"><text:span text:style-name="T8">year and grades are not confidential, it is put on the internet or on a notice board of the school or college. Everybody can see everybody's grades. Also admission to further education</text:span></text:p>
      <text:p text:style-name="P29"><text:span text:style-name="T8">be it any discipline is given purely based on these exam grades and nothing else. (May be due to the population, there is no easy way to try measuring a student's knowledge in a </text:span></text:p>
      <text:p text:style-name="P29"><text:span text:style-name="T8">better way and since this consumes less time and requires less man-power, it is like this). So, students are forced to learn and memorise all they can and do the final exam well so that they </text:span></text:p>
      <text:p text:style-name="P29"><text:span text:style-name="T8">get admitted to good colleges. Nobody tries checking the knowledge of a student but only his/her capacity to memorise things at a certain point of time and that's it. Coming to higher</text:span></text:p>
      <text:p text:style-name="P29"><text:span text:style-name="T8">education, the entry to a university/college is by merit only for certain amount of seats (differs from state to state because of different state laws), other seats are purely given on</text:span></text:p>
      <text:p text:style-name="P29"><text:span text:style-name="T8">management's choice and usually given for people who pay more money. The more money you have, the more money you fund to the college, it is more likely a college or university </text:span></text:p>
      <text:p text:style-name="P29"><text:span text:style-name="T8">would accept you though you have grades below average. (There are atleast 10 times more private colleges in India than govt. funded ones and this is how they get their funding. </text:span></text:p>
      <text:p text:style-name="P29"><text:span text:style-name="T8">So logically fair enough.) <text:s/>There are hardly universities that admits all students purely based on merit. Also since a large population of India is having an average income per household</text:span></text:p>
      <text:p text:style-name="P29"><text:span text:style-name="T8">and living a below average standard of living life, everybody motivates their children to study hard, get admitted on a merit basis and save money, then find a high paying job and </text:span></text:p>
      <text:p text:style-name="P29"><text:span text:style-name="T8">improve their standard of living. Nobody speaks about creative ideas, creating something, exploring new feilds. To sum it up, children are not raised in a way to explore their </text:span></text:p>
      <text:p text:style-name="P29"><text:span text:style-name="T8">strengths and weaknesses and to learn things they enjoy but in a world of cut-throat competition that is inevitable. Survival of the fittest becomes a neccessity. </text:span></text:p>
      <text:p text:style-name="P29"><text:span text:style-name="T8">This was in my time when I was in school and entered college and I have been through all this since I come from an economically just stable family commonly called the "middle class". </text:span></text:p>
      <text:p text:style-name="P29"><text:span text:style-name="T8">Also pretty much is the story of every person who was brought through this situation.</text:span></text:p>
      <text:p text:style-name="P29"><text:span text:style-name="T8"/></text:p>
      <text:p text:style-name="P29"><text:span text:style-name="T8">The reason for me to attend UAH or a school here was because of the education system here I believe is better than in India. Teaching things practically, in the right way, </text:span></text:p>
      <text:p text:style-name="P29"><text:soft-page-break/><text:span text:style-name="T8">research opprtunities, freedom of creativity. Ultimately the whole idea of research according to me is solely for the betterment of the mankind and I want to be a part of something </text:span></text:p>
      <text:p text:style-name="P29"><text:span text:style-name="T8">like that. I admire the beauty of technology and its advancements and I want to be a part of such a thing.</text:span></text:p>
      <text:p text:style-name="P11"><text:span text:style-name="T8"/></text:p>
      <text:p text:style-name="P15"><text:span text:style-name="T8"><text:tab/></text:span><text:span text:style-name="T15">Surely school systems in other countries operated differently, but </text:span><text:span text:style-name="T14">I really didn't have a </text:span><text:span text:style-name="T15">concrete</text:span><text:span text:style-name="T14"> </text:span><text:span text:style-name="T15">grasp</text:span><text:span text:style-name="T14"> of how </text:span><text:span text:style-name="T15">these </text:span><text:span text:style-name="T14">education systems </text:span><text:span text:style-name="T15">could </text:span><text:span text:style-name="T14">differ around the world. </text:span><text:span text:style-name="T16">I'm especially interested in how </text:span><text:span text:style-name="T9">Vaidyanath </text:span><text:span text:style-name="T16">understands and explains the situation with hands-off learning in his home country. An observation I made pretty early in my career as an engineering student at UAH was how little hands-on instruction the school does, and of the labs that are available, how poorly they're operated. By contrast I value my high school education much more, because it included these experiences that are lacking here. </text:span><text:span text:style-name="T17">Therefore I recognize the situation </text:span><text:span text:style-name="T9">Vaidyanath </text:span><text:span text:style-name="T17">has detailed, and I find it encouraging that the situation has some recognition, at least by students. </text:span></text:p>
      <text:p text:style-name="P15"><text:span text:style-name="T17"/></text:p>
      <text:p text:style-name="P15"><text:span text:style-name="T17"><text:tab/>A fairly recent trend in public education has been the “school of videogame” in which the term “game theory” is used as a misnomer to promote inclusion of video games and video game aspects in classrooms. Even though it really began after I left elementary school, my mother teaches at a local K through 6 school and I follow the development through her. My stance so far has been disparaging, as it seems teachers are being mislead and taken advantage of with the use of buzzwords and snappy advertising. But here I see a situation that may very well benefit from some aspects of game-ification. </text:span><text:span text:style-name="T18">Creating technically sound and appropriate systems for teaching material through interactive approaches could minimize the cost of implementing a “hands on” schooling approach to materials best suited for it. Of course that proposal faces the same challenges as any other commercial educational technology; systems such as I-Now and Canvas sound great, until they arrive half-baked, poorly implemented, and feature deficient. </text:span><text:span text:style-name="T19">But if it were to be done properly, I think that a program or simple classroom device could be used for a wide range of this brand of schooling. </text:span></text:p>
      <text:p text:style-name="P11"><text:span text:style-name="T8"/></text:p>
      <text:p text:style-name="P11"><text:span text:style-name="T12">Q3:</text:span><text:span text:style-name="T8"> How do you keep in contact with friends and family? What would you judge the impact of technology to be on those relationships and correspondence?</text:span></text:p>
      <text:p text:style-name="P11"><text:span text:style-name="T8"/></text:p>
      <text:p text:style-name="P13"><text:span text:style-name="T12">Answer:</text:span><text:span text:style-name="T8"> </text:span></text:p>
      <text:p text:style-name="P32"><text:span text:style-name="T8">Basically I use skype and is the best way to keep in touch with family and friends. Voice calls also are comfortable. Family and friends are a source of emotional support</text:span></text:p>
      <text:p text:style-name="P29"><text:span text:style-name="T8">and having them in touch with you always helps a lot. Technology like I said is a beauty which lets me do that easily.</text:span></text:p>
      <text:p text:style-name="P11"><text:span text:style-name="T8"/></text:p>
      <text:p text:style-name="P17"><text:span text:style-name="T8"><text:tab/>I consider video conferencing to be one of the more sophisticated means of communicating overseas. It's also very demanding on bandwidth and connection quality from a networking </text:span><text:span text:style-name="T20">angle</text:span><text:span text:style-name="T8">. As those metrics improve worldwide, </text:span><text:span text:style-name="T21">I'm interested to see if these video conferencing tools become tailored to better close the gap for foreign travelers, thereby making such endeavors seem less drastic.</text:span></text:p>
      <text:p text:style-name="P11"><text:soft-page-break/><text:span text:style-name="T8"/></text:p>
      <text:p text:style-name="P11"><text:span text:style-name="T12">Q4:</text:span><text:span text:style-name="T8"> What are your plans after graduation? Do you intend to continue living and working in Huntsville, or travel elsewhere/home? </text:span></text:p>
      <text:p text:style-name="P11"><text:span text:style-name="T8"/></text:p>
      <text:p text:style-name="P14"><text:span text:style-name="T12">Answer:</text:span><text:span text:style-name="T8"> </text:span></text:p>
      <text:p text:style-name="P33"><text:span text:style-name="T8">I am not sure of my plans as of yet. I am pretty much thinking of using the optional practical trainng (OPT) period that lets me gain some experience by working in the field </text:span></text:p>
      <text:p text:style-name="P29"><text:span text:style-name="T8">of what I studied and then get back home and find a job that would do justice to my skills and knowledge.</text:span></text:p>
      <text:p text:style-name="P11"><text:span text:style-name="T8"/></text:p>
      <text:p text:style-name="P16"><text:span text:style-name="T8"><text:tab/></text:span><text:span text:style-name="T22">I wrote my question justification before knowing </text:span><text:span text:style-name="T9">Vaidyanath</text:span><text:span text:style-name="T22">'s responses. I'm </text:span><text:span text:style-name="T23">glad</text:span><text:span text:style-name="T22"> to hear his intentions of returning home, because I think his country could use </text:span><text:span text:style-name="T23">his expertise to improve quality of life for its citizens. I'm not aware of any programs which promote this trend, especially since it seems that much of the impetus for studying in the United States is to be poached by a large corporation, but it seems prudent that if America should pledge development aid to a country (not specifically India discussed here) one aspect of it would be to support education for the citizens in order to bolster a workforce capable of bringing infrastructure forward.</text:span></text:p>
      <text:p text:style-name="P11"><text:span text:style-name="T8"/></text:p>
      <text:p text:style-name="P11"><text:span text:style-name="T12">Q5:</text:span><text:span text:style-name="T8"> What is your perception of American politics? How does this country's system compare or differ to the one in your home country?</text:span></text:p>
      <text:p text:style-name="P11"><text:span text:style-name="T8"/></text:p>
      <text:p text:style-name="P14"><text:span text:style-name="T12">Answer:</text:span><text:span text:style-name="T8"> </text:span></text:p>
      <text:p text:style-name="P33"><text:span text:style-name="T8">I do not know much about American politics except a few names that always trend on the internet or a few blogs that I bump into. Again due to the average standard of living,</text:span></text:p>
      <text:p text:style-name="P29"><text:span text:style-name="T8">there is lot of corruption in the bureaucracy in India. Also, there are a lot of political parties: minor, major, small, big, regional, national, etc. All I can say is, India</text:span></text:p>
      <text:p text:style-name="P29"><text:span text:style-name="T8">has a way lot of politics that has negative effects than positive compared to the one in USA.</text:span></text:p>
      <text:p text:style-name="P27"><text:span text:style-name="T8"/></text:p>
      <text:p text:style-name="P27"><text:span text:style-name="T8"><text:tab/></text:span><text:span text:style-name="T24">I was certainly turned around by this. If asked what I know of India's political system, </text:span><text:span text:style-name="T25">I wouldn't have much to provide. Likewise it makes sense that this view holds for other people. Perhaps the stereotype that other countries view the American political stage as ridiculous is promoted more by our own media and discussions. </text:span></text:p>
      <text:p text:style-name="P26">Questions</text:p>
      <text:p text:style-name="P4"/>
      <text:p text:style-name="P18">1. <text:span text:style-name="T1">Who else in your family lives or travels abroad? Are you the first member of your family to live abroad?</text:span></text:p>
      <text:p text:style-name="P18"/>
      <text:p text:style-name="P20">My father and his friend traveled to China several decades ago to promote their startup business. So when I finally visited China myself, I had a pretty heavy rundown of advice from him first. I wanted to know what this situation was for <text:span text:style-name="T27">Va</text:span><text:span text:style-name="T26">idyanath, as context for his expectations and experiences. </text:span></text:p>
      <text:p text:style-name="P18"/>
      <text:p text:style-name="P18">2. <text:span text:style-name="T1">How does the education system in your home country compare or differ to the one here? What was your motivation for attending school at UAH?</text:span></text:p>
      <text:p text:style-name="P18"/>
      <text:p text:style-name="P21">It's always curious to know why someone would visit podunk Alabama, with exception of Huntsville's government connections of course. And after seeing the appalling lie that is the UAH CU's “world map” in which LEDs are stagnant and the unilluminated ones are simply painted on, I gave up on learning about foreign visitors and students from the university. So this proved an opportune time to inquire directly.</text:p>
      <text:p text:style-name="P18"/>
      <text:p text:style-name="P18">3. <text:span text:style-name="T2">How do you keep in contact with friends and family? What would you judge the impact of technology to be on those relationships and correspondence?</text:span></text:p>
      <text:p text:style-name="P18"/>
      <text:p text:style-name="P22">I view this as the core question of the interview. Following some of the track from our midterm, I find the internet and other technology's role in globalization interesting. Additionally, <text:span text:style-name="T27">Va</text:span><text:span text:style-name="T26">idyanath has studied as a computer engineer, and I want to know at what technical level he corresponds with his family. Will he exploit newer technology which decreases costs, or improves interaction; or will he use a more stable method that recipients will likely be more familiar with?</text:span></text:p>
      <text:p text:style-name="P18"/>
      <text:p text:style-name="P19">4. <text:span text:style-name="T3">What are your plans after graduation? Do you intend to continue living and working in Huntsville, or travel elsewhere/home?</text:span></text:p>
      <text:p text:style-name="P19"/>
      <text:p text:style-name="P23">Another question to get context on why someone would attend school here. <text:span text:style-name="T30">I remember reading about a phenomenon, which I cannot recall the name of, in which intelligent young students will travel to America for school, and then not return home, thus robbing their home country of valuable skills and labor. I don't know how or if that ties into </text:span><text:span text:style-name="T27">Va</text:span><text:span text:style-name="T28">idyanath </text:span><text:span text:style-name="T29">specifically.</text:span></text:p>
      <text:p text:style-name="P19"/>
      <text:p text:style-name="P5">5. <text:span text:style-name="T4">What is your perception of American politics? How does this country's system compare or differ to the one in your home country?</text:span></text:p>
      <text:p text:style-name="P5"><text:span text:style-name="T6"/></text:p>
      <text:p text:style-name="P7"><text:span text:style-name="T6">A</text:span><text:span text:style-name="T5">h, an oddball. It took something like this election cycle to make me wonder what this all looks like to foreigners. I'm genuinely curious, but I doubt this will have much to analyze.</text:span></text:p>
      <text:p text:style-name="P25">Demographics</text:p>
      <text:p text:style-name="P2"/>
      <text:list xml:id="list2384792148490637981" text:style-name="L1">
        <text:list-item>
          <text:p text:style-name="P3">Age – 23 years old</text:p>
        </text:list-item>
        <text:list-item>
          <text:p text:style-name="P3">Home Country – India</text:p>
        </text:list-item>
        <text:list-item>
          <text:p text:style-name="P3">Native Language – Kannada (South Indian regional language). Also speaks Hindi and English.</text:p>
        </text:list-item>
        <text:list-item>
          <text:p text:style-name="P3">Religion – Hindu</text:p>
        </text:list-item>
        <text:list-item>
          <text:p text:style-name="P3">Education – Bachelor of Engineering in Computer Science and Engineering (BE-CSE). Currently working towards a master's degree in computer science at UAH.</text:p>
        </text:list-item>
        <text:list-item>
          <text:p text:style-name="P3">Employment – Graduate research assistant working for ARL, UAH. Graduate teaching assistant for CS-347, <text:span text:style-name="T1">Intro to Video Game Design and Programming</text:span><text:span text:style-name="T5">.</text:span></text:p>
        </text:list-item>
      </text:list>
      <text:p text:style-name="P2"><text:span text:style-name="T5"/></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4:28:57.269363924</meta:creation-date>
    <dc:date>2016-10-11T23:39:16.358958717</dc:date>
    <meta:editing-duration>PT8H39M39S</meta:editing-duration>
    <meta:editing-cycles>41</meta:editing-cycles>
    <meta:generator>LibreOffice/5.2.2.2.0$Linux_X86_64 LibreOffice_project/20m0$Build-2</meta:generator>
    <meta:document-statistic meta:table-count="0" meta:image-count="0" meta:object-count="0" meta:page-count="6" meta:paragraph-count="74" meta:word-count="2332" meta:character-count="13559" meta:non-whitespace-character-count="11266"/>
  </office:meta>
</office:document-meta>
</file>